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w</mi>
        <mrow>
          <mtext>ae</mtext>
        </mrow>
      </msub>
      <mrow>
        <mo stretchy="false">(</mo>
        <mrow>
          <mi>t</mi>
        </mrow>
        <mo stretchy="false">)</mo>
      </mrow>
      <mrow>
        <mi/>
        <mo stretchy="false">≡</mo>
        <mi/>
      </mrow>
      <msup>
        <mfenced open="∣" close="∣">
          <mrow>
            <mfenced open="〈" close="〉">
              <mrow>
                <mrow>
                  <msubsup>
                    <mi>E</mi>
                    <mtext>e</mtext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>
                    <mi>U</mi>
                    <mtext>D</mtext>
                  </msub>
                  <mrow>
                    <mo stretchy="false">(</mo>
                    <mrow>
                      <mi>t</mi>
                      <mi>,</mi>
                      <mn>0</mn>
                    </mrow>
                    <mo stretchy="false">)</mo>
                  </mrow>
                </mrow>
                <mo stretchy="false">∣</mo>
                <mrow>
                  <msubsup>
                    <mi>E</mi>
                    <mtext>a</mtext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</msubsup>
                </mrow>
              </mrow>
            </mfenced>
          </mrow>
        </mfenced>
        <mn>2</mn>
      </msup>
    </mrow>
    <annotation encoding="StarMath 5.0">w _{"ae"} (t) ~equiv~ 
left lline 
 left langle 
  E _"e" ^{(0)} mline 
  U _"D" (t , 0) mline
  E _"a" ^{(0)} 
 right rangle 
right rline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0:10:09.879000000</meta:creation-date>
    <meta:generator>LibreOffice/4.1.4.2$Windows_x86 LibreOffice_project/0a0440ccc0227ad9829de5f46be37cfb6edcf72</meta:generator>
  </office:meta>
</office:document-meta>
</file>